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fo:color="#ff0000"/>
    </style:style>
    <style:style style:name="ce8" style:family="table-cell" style:parent-style-name="Default">
      <style:table-cell-properties fo:border="0.002cm solid #000000"/>
      <style:text-properties fo:color="#000099"/>
    </style:style>
    <style:style style:name="ce9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table:style-name="ce3" office:value-type="string">
            <text:p>Diametro</text:p>
          </table:table-cell>
          <table:table-cell table:style-name="ce3"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4" office:value-type="string">
            <text:p>[<text:span text:style-name="T1">µ</text:span>m]</text:p>
          </table:table-cell>
          <table:table-cell table:style-name="ce4" office:value-type="string">
            <text:p>-</text:p>
          </table:table-cell>
          <table:table-cell table:number-columns-repeated="7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3.7">
            <text:p>3,7</text:p>
          </table:table-cell>
          <table:table-cell table:style-name="ce2" office:value-type="float" office:value="2.8">
            <text:p>2,8</text:p>
          </table:table-cell>
          <table:table-cell table:formula="of:=[.B3]-[.C3]" office:value-type="float" office:value="0.9">
            <text:p>0,9</text:p>
          </table:table-cell>
          <table:table-cell table:formula="of:=[.D3]/[.$D$9]*100" office:value-type="float" office:value="0.305903946160906">
            <text:p>0,31</text:p>
          </table:table-cell>
          <table:table-cell table:formula="of:=[.D9]-[.D3]" office:value-type="float" office:value="293.31">
            <text:p>293,31</text:p>
          </table:table-cell>
          <table:table-cell table:formula="of:=[.F3]/[.$D$9]*100" office:value-type="float" office:value="99.6940960538391">
            <text:p>99,69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3" table:formula="of:=[.G3]" office:value-type="float" office:value="99.6940960538391">
            <text:p>99,69</text:p>
          </table:table-cell>
          <table:table-cell table:number-columns-repeated="7"/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2" office:value-type="float" office:value="15.7">
            <text:p>15,7</text:p>
          </table:table-cell>
          <table:table-cell table:style-name="ce2" office:value-type="float" office:value="2.7">
            <text:p>2,7</text:p>
          </table:table-cell>
          <table:table-cell table:formula="of:=[.B4]-[.C4]" office:value-type="float" office:value="13">
            <text:p>13</text:p>
          </table:table-cell>
          <table:table-cell table:formula="of:=[.D4]/[.$D$9]*100" office:value-type="float" office:value="4.41861255565752">
            <text:p>4,42</text:p>
          </table:table-cell>
          <table:table-cell table:formula="of:=[.F3]-[.D4]" office:value-type="float" office:value="280.31">
            <text:p>280,31</text:p>
          </table:table-cell>
          <table:table-cell table:formula="of:=[.F4]/[.$D$9]*100" office:value-type="float" office:value="95.2754834981816">
            <text:p>95,28</text:p>
          </table:table-cell>
          <table:table-cell/>
          <table:table-cell table:style-name="ce5" office:value-type="float" office:value="850">
            <text:p>850</text:p>
          </table:table-cell>
          <table:table-cell table:style-name="ce3" table:formula="of:=[.G4]" office:value-type="float" office:value="95.2754834981816">
            <text:p>95,28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16">
            <text:p>116</text:p>
          </table:table-cell>
          <table:table-cell office:value-type="float" office:value="2.82">
            <text:p>2,82</text:p>
          </table:table-cell>
          <table:table-cell table:formula="of:=[.B5]-[.C5]" office:value-type="float" office:value="113.18">
            <text:p>113,18</text:p>
          </table:table-cell>
          <table:table-cell table:formula="of:=[.D5]/[.$D$9]*100" office:value-type="float" office:value="38.4691206961014">
            <text:p>38,47</text:p>
          </table:table-cell>
          <table:table-cell table:formula="of:=[.F4]-[.D5]" office:value-type="float" office:value="167.13">
            <text:p>167,13</text:p>
          </table:table-cell>
          <table:table-cell table:formula="of:=[.F5]/[.$D$9]*100" office:value-type="float" office:value="56.8063628020802">
            <text:p>56,81</text:p>
          </table:table-cell>
          <table:table-cell/>
          <table:table-cell table:style-name="ce3" office:value-type="float" office:value="710">
            <text:p>710</text:p>
          </table:table-cell>
          <table:table-cell table:style-name="ce3" table:formula="of:=[.G5]" office:value-type="float" office:value="56.8063628020802">
            <text:p>56,81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9">
            <text:p>129</text:p>
          </table:table-cell>
          <table:table-cell office:value-type="float" office:value="2.72">
            <text:p>2,72</text:p>
          </table:table-cell>
          <table:table-cell table:formula="of:=[.B6]-[.C6]" office:value-type="float" office:value="126.28">
            <text:p>126,28</text:p>
          </table:table-cell>
          <table:table-cell table:formula="of:=[.D6]/[.$D$9]*100" office:value-type="float" office:value="42.9217225791102">
            <text:p>42,92</text:p>
          </table:table-cell>
          <table:table-cell table:formula="of:=[.F5]-[.D6]" office:value-type="float" office:value="40.85">
            <text:p>40,85</text:p>
          </table:table-cell>
          <table:table-cell table:formula="of:=[.F6]/[.$D$9]*100" office:value-type="float" office:value="13.88464022297">
            <text:p>13,88</text:p>
          </table:table-cell>
          <table:table-cell/>
          <table:table-cell table:style-name="ce3" office:value-type="float" office:value="600">
            <text:p>600</text:p>
          </table:table-cell>
          <table:table-cell table:style-name="ce3" table:formula="of:=[.G6]" office:value-type="float" office:value="13.88464022297">
            <text:p>13,88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4.8">
            <text:p>34,8</text:p>
          </table:table-cell>
          <table:table-cell office:value-type="float" office:value="2.9">
            <text:p>2,9</text:p>
          </table:table-cell>
          <table:table-cell table:formula="of:=[.B7]-[.C7]" office:value-type="float" office:value="31.9">
            <text:p>31,9</text:p>
          </table:table-cell>
          <table:table-cell table:formula="of:=[.D7]/[.$D$9]*100" office:value-type="float" office:value="10.8425954250365">
            <text:p>10,84</text:p>
          </table:table-cell>
          <table:table-cell table:formula="of:=[.F6]-[.D7]" office:value-type="float" office:value="8.95">
            <text:p>8,95</text:p>
          </table:table-cell>
          <table:table-cell table:formula="of:=[.F7]/[.$D$9]*100" office:value-type="float" office:value="3.04204479793345">
            <text:p>3,04</text:p>
          </table:table-cell>
          <table:table-cell/>
          <table:table-cell table:style-name="ce3" office:value-type="float" office:value="500">
            <text:p>500</text:p>
          </table:table-cell>
          <table:table-cell table:style-name="ce3" table:formula="of:=[.G7]" office:value-type="float" office:value="3.04204479793345">
            <text:p>3,04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11.7">
            <text:p>11,7</text:p>
          </table:table-cell>
          <table:table-cell office:value-type="float" office:value="2.75">
            <text:p>2,75</text:p>
          </table:table-cell>
          <table:table-cell table:formula="of:=[.B8]-[.C8]" office:value-type="float" office:value="8.95">
            <text:p>8,95</text:p>
          </table:table-cell>
          <table:table-cell table:formula="of:=[.D8]/[.$D$9]*100" office:value-type="float" office:value="3.04204479793345">
            <text:p>3,04</text:p>
          </table:table-cell>
          <table:table-cell table:formula="of:=[.F7]-[.D8]" office:value-type="float" office:value="0">
            <text:p>0</text:p>
          </table:table-cell>
          <table:table-cell table:formula="of:=[.F8]/[.$D$9]*100"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formula="of:=[.G8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3:.D8])" office:value-type="float" office:value="294.21">
            <text:p>294,21</text:p>
          </table:table-cell>
          <table:table-cell table:formula="of:=SUM([.E3:.E8])" office:value-type="float" office:value="100">
            <text:p>100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>
            <draw:frame table:end-cell-address="Sheet1.K32" table:end-x="1.702cm" table:end-y="0.375cm" draw:z-index="0" draw:style-name="gr1" draw:text-style-name="P1" svg:width="23.194cm" svg:height="9.006cm" svg:x="1.089cm" svg:y="0.401cm">
              <draw:object draw:notify-on-update-of-ranges="Sheet1.A3:Sheet1.A8 Sheet1.J1:Sheet1.J2 Sheet1.G3:Sheet1.G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9" office:value-type="string">
            <text:p>SABBIA SILICEA GROSSA MAZZEI comp276</text:p>
          </table:table-cell>
          <table:table-cell/>
          <table:table-cell table:style-name="Default"/>
          <table:table-cell table:style-name="ce9" table:number-columns-repeated="2"/>
        </table:table-row>
        <table:table-row table:style-name="ro3">
          <table:table-cell table:style-name="ce6" office:value-type="string">
            <text:p>Diametro (µm)</text:p>
          </table:table-cell>
          <table:table-cell table:style-name="ce6" office:value-type="string">
            <text:p>Passante (%)</text:p>
          </table:table-cell>
          <table:table-cell table:number-columns-repeated="5"/>
        </table:table-row>
        <table:table-row table:style-name="ro1">
          <table:table-cell table:style-name="ce7" office:value-type="float" office:value="1000">
            <text:p>1000</text:p>
          </table:table-cell>
          <table:table-cell table:style-name="ce7" office:value-type="float" office:value="99.6940960538391">
            <text:p>99,69</text:p>
          </table:table-cell>
          <table:table-cell table:number-columns-repeated="5"/>
        </table:table-row>
        <table:table-row table:style-name="ro1">
          <table:table-cell table:style-name="ce8" office:value-type="float" office:value="850">
            <text:p>850</text:p>
          </table:table-cell>
          <table:table-cell table:style-name="ce8" office:value-type="float" office:value="95.2754834981816">
            <text:p>95,28</text:p>
          </table:table-cell>
          <table:table-cell table:number-columns-repeated="5"/>
        </table:table-row>
        <table:table-row table:style-name="ro1">
          <table:table-cell table:style-name="ce7" office:value-type="float" office:value="710">
            <text:p>710</text:p>
          </table:table-cell>
          <table:table-cell table:style-name="ce7" office:value-type="float" office:value="56.8063628020802">
            <text:p>56,81</text:p>
          </table:table-cell>
          <table:table-cell table:number-columns-repeated="5"/>
        </table:table-row>
        <table:table-row table:style-name="ro1">
          <table:table-cell table:style-name="ce8" office:value-type="float" office:value="600">
            <text:p>600</text:p>
          </table:table-cell>
          <table:table-cell table:style-name="ce8" office:value-type="float" office:value="13.88464022297">
            <text:p>13,88</text:p>
          </table:table-cell>
          <table:table-cell table:number-columns-repeated="5"/>
        </table:table-row>
        <table:table-row table:style-name="ro1">
          <table:table-cell table:style-name="ce7" office:value-type="float" office:value="500">
            <text:p>500</text:p>
          </table:table-cell>
          <table:table-cell table:style-name="ce7" office:value-type="float" office:value="3.04204479793345">
            <text:p>3,04</text:p>
          </table:table-cell>
          <table:table-cell table:number-columns-repeated="5"/>
        </table:table-row>
        <table:table-row table:style-name="ro1">
          <table:table-cell>
            <draw:frame table:end-cell-address="Sheet2.F28" table:end-x="2.223cm" table:end-y="0.418cm" draw:z-index="0" draw:style-name="gr1" draw:text-style-name="P1" svg:width="13.134cm" svg:height="9.006cm" svg:x="0.056cm" svg:y="0.44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25/11/2014</text:date>, <text:time>14.24.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3M47S</meta:editing-duration>
    <meta:editing-cycles>9</meta:editing-cycles>
    <meta:generator>OpenOffice/4.0.1$Win32 OpenOffice.org_project/401m5$Build-9714</meta:generator>
    <dc:date>2014-11-25T14:24:33.01</dc:date>
    <meta:document-statistic meta:table-count="3" meta:cell-count="8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35cm" svg:height="9.007cm" xlink:href="." xlink:type="simple" chart:class="chart:scatter" chart:style-name="ch1">
        <chart:plot-area chart:style-name="ch2" chart:data-source-has-labels="both" svg:x="1.3cm" svg:y="0.855cm" svg:width="11.311cm" svg:height="6.964cm">
          <chartooo:coordinate-region svg:x="2.107cm" svg:y="1.067cm" svg:width="10.132cm" svg:height="6.079cm"/>
          <chart:axis chart:dimension="x" chart:name="primary-x" chart:style-name="ch3" chartooo:axis-type="auto">
            <chart:title svg:x="5.839cm" svg:y="8cm" chart:style-name="ch4">
              <text:p>Diametro (µm)</text:p>
            </chart:title>
            <chart:categories table:cell-range-address="local-table.$A$2:.$A$7"/>
            <chart:grid chart:style-name="ch5" chart:class="minor"/>
          </chart:axis>
          <chart:axis chart:dimension="y" chart:name="primary-y" chart:style-name="ch6">
            <chart:title svg:x="0.451cm" svg:y="5.386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.6940960538391">
                <text:p>99.69409605383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">
                <text:p>850</text:p>
              </table:table-cell>
              <table:table-cell office:value-type="float" office:value="95.2754834981816">
                <text:p>95.2754834981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">
                <text:p>710</text:p>
              </table:table-cell>
              <table:table-cell office:value-type="float" office:value="56.8063628020802">
                <text:p>56.8063628020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3.88464022297">
                <text:p>13.88464022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04204479793345">
                <text:p>3.04204479793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100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plot-area chart:style-name="ch2" table:cell-range-address="Sheet1.A3:Sheet1.A8 Sheet1.J1:Sheet1.J2 Sheet1.G3:Sheet1.G8" chart:data-source-has-labels="row" svg:x="1.501cm" svg:y="0.855cm" svg:width="20.768cm" svg:height="6.964cm">
          <chartooo:coordinate-region svg:x="2.308cm" svg:y="1.067cm" svg:width="19.589cm" svg:height="6.079cm"/>
          <chart:axis chart:dimension="x" chart:name="primary-x" chart:style-name="ch3">
            <chart:title svg:x="10.769cm" svg:y="8cm" chart:style-name="ch4">
              <text:p>Diametro (µm)</text:p>
            </chart:title>
            <chart:grid chart:style-name="ch5" chart:class="minor"/>
          </chart:axis>
          <chart:axis chart:dimension="y" chart:name="primary-y" chart:style-name="ch6">
            <chart:title svg:x="0.451cm" svg:y="5.386cm" chart:style-name="ch7">
              <text:p>Passante (%)</text:p>
            </chart:title>
            <chart:grid chart:style-name="ch5" chart:class="major"/>
          </chart:axis>
          <chart:series chart:style-name="ch8" chart:values-cell-range-address="Sheet1.G3:Sheet1.G8" chart:label-cell-address="Sheet1.J1:Sheet1.J2" chart:class="chart:scatter">
            <chart:domain table:cell-range-address="Sheet1.A3:Sheet1.A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8</svg:desc>
                </draw:g>
              </table:table-cell>
              <table:table-cell office:value-type="float" office:value="99.6940960538391">
                <text:p>99.6940960538391</text:p>
                <draw:g>
                  <svg:desc>Sheet1.G3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">
                <text:p>850</text:p>
              </table:table-cell>
              <table:table-cell office:value-type="float" office:value="95.2754834981816">
                <text:p>95.2754834981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">
                <text:p>710</text:p>
              </table:table-cell>
              <table:table-cell office:value-type="float" office:value="56.8063628020802">
                <text:p>56.8063628020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3.88464022297">
                <text:p>13.88464022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04204479793345">
                <text:p>3.04204479793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